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31, 2021 (10:13:5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31T22:14:04Z</meta:creation-date>
    <dc:date>2021-05-31T22:14:04Z</dc:date>
    <meta:user-defined meta:name="date" meta:value-type="string">May  31, 2021 (10:13:5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